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tkinson Hyperlegible" svg:font-family="'Atkinson Hyperlegible'"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tkinson Hyperlegible" officeooo:rsid="0017a9be" officeooo:paragraph-rsid="0017a9be"/>
    </style:style>
    <style:style style:name="P2" style:family="paragraph" style:parent-style-name="Standard">
      <style:text-properties style:font-name="Atkinson Hyperlegible" officeooo:rsid="00188f8d" officeooo:paragraph-rsid="00188f8d"/>
    </style:style>
    <style:style style:name="P3" style:family="paragraph" style:parent-style-name="Standard">
      <style:text-properties style:font-name="Atkinson Hyperlegible" officeooo:rsid="001a3a8f" officeooo:paragraph-rsid="001a3a8f"/>
    </style:style>
    <style:style style:name="P4" style:family="paragraph" style:parent-style-name="Standard">
      <style:text-properties style:font-name="Atkinson Hyperlegible" officeooo:rsid="001ad3d8" officeooo:paragraph-rsid="001ad3d8"/>
    </style:style>
    <style:style style:name="P5" style:family="paragraph" style:parent-style-name="Standard">
      <style:text-properties style:font-name="Courier New" officeooo:rsid="00188f8d" officeooo:paragraph-rsid="00188f8d"/>
    </style:style>
    <style:style style:name="P6" style:family="paragraph" style:parent-style-name="Standard">
      <style:text-properties style:font-name="Courier New" officeooo:rsid="00188f8d" officeooo:paragraph-rsid="001907f9"/>
    </style:style>
    <style:style style:name="P7" style:family="paragraph" style:parent-style-name="Standard">
      <style:paragraph-properties fo:text-align="start" style:justify-single-word="false"/>
      <style:text-properties style:font-name="Courier New" officeooo:rsid="00188f8d" officeooo:paragraph-rsid="00188f8d"/>
    </style:style>
    <style:style style:name="P8" style:family="paragraph" style:parent-style-name="Standard">
      <style:paragraph-properties fo:text-align="start" style:justify-single-word="false"/>
      <style:text-properties style:font-name="Courier New" officeooo:rsid="00188f8d" officeooo:paragraph-rsid="001907f9"/>
    </style:style>
    <style:style style:name="P9" style:family="paragraph" style:parent-style-name="Standard">
      <style:text-properties style:font-name="Courier New" officeooo:rsid="001a3a8f" officeooo:paragraph-rsid="001a3a8f"/>
    </style:style>
    <style:style style:name="P10" style:family="paragraph" style:parent-style-name="Standard">
      <style:paragraph-properties fo:line-height="115%"/>
      <style:text-properties style:font-name="Courier New" officeooo:rsid="001a3a8f" officeooo:paragraph-rsid="001a3a8f"/>
    </style:style>
    <style:style style:name="T1" style:family="text">
      <style:text-properties officeooo:rsid="0017ad41"/>
    </style:style>
    <style:style style:name="T2" style:family="text">
      <style:text-properties officeooo:rsid="001907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enylketonuria, also known as phenylalanine hydroxylase deficiency, is a <text:span text:style-name="T1">recessively inherited</text:span> disease caused by a variation in the phenylalanine hydroxylase (PAH) gene, which affects the production of the enzyme of the same name, which is needed to break down the amino acid phenylalanine. Untreated phenylketonuria in newborns will lead to a series of symptoms within a few months, such as impacted mental and physical development and skin pigmentation, as well as epilepsy, eczema, and a specific odor to the skin or urine, induced by the excess of phenylalanine in the body. As the symptoms are early-onset and life-impacting to -threatening, screening for phenylketonuria is <text:span text:style-name="T1">often </text:span>one of the first diagnostics performed after birth. Is the disease <text:span text:style-name="T1">found, treatment is performed using a phenylalanine-limiting diet, for example strongly reducing the intake of protein. While not curable, if treatment begins early humans with phenylketonuria can live a “normal” life, barring the dietary restrictions.</text:span></text:p>
      <text:p text:style-name="P1"/>
      <text:p text:style-name="P4">Sources: </text:p>
      <text:p text:style-name="P4"><text:a xlink:type="simple" xlink:href="https://www.omim.org/entry/261600?search=phenylketonuria&amp;highlight=phenylketonuria" text:style-name="Internet_20_link" text:visited-style-name="Visited_20_Internet_20_Link">https://www.omim.org/entry/261600?search=phenylketonuria&amp;highlight=phenylketonuria</text:a> (20.06.2022), </text:p>
      <text:p text:style-name="P4"><text:a xlink:type="simple" xlink:href="https://www.mayoclinic.org/diseases-conditions/phenylketonuria/symptoms-causes/syc-20376302" text:style-name="Internet_20_link" text:visited-style-name="Visited_20_Internet_20_Link">https://www.mayoclinic.org/diseases-conditions/phenylketonuria/symptoms-causes/syc-20376302</text:a> (20.06.2022)</text:p>
      <text:p text:style-name="P1"/>
      <text:p text:style-name="P2"/>
      <text:p text:style-name="P6">&gt; <text:span text:style-name="T2">Human (Homo sapiens)</text:span></text:p>
      <text:p text:style-name="P6">&gt;sp|P00439|PH4H_HUMAN Phenylalanine-4-hydroxylase OS=Homo sapiens OX=9606 GN=PAH PE=1 SV=1</text:p>
      <text:p text:style-name="P5">MSTAVLENPGLGRKLSDFGQETSYIEDNCNQNGAISLIFSLKEEVGALAKVLRLFEENDVNLTHIESRPSRLKKDEYEFFTHLDKRSLPALTNIIKILRHDIGATVHELSRDKKKDTVPWFPRTIQELDRFANQILSYGAELDADHPGFKDPVYRARRKQFADIAYNYRHGQPIPRVEYMEEEKKTWGTVFKTLKSLYKTHACYEYNHIFPLLEKYCGFHEDNIPQLEDVSQFLQTCTGFRLRPVAGLLSSRDFLGGLAFRVFHCTQYIRHGSKPMYTPEPDICHELLGHVPLFSDRSFAQFSQEIGLASLGAPDEYIEKLATIYWFTVEFGLCKQGDSIKAYGAGLLSSFGELQYCLSEKPKLLPLELEKTAIQNYTVTEFQPLYYVAESFNDAKEKVRNFAATIPRPFSVRYDPYTQRIEVLDNTQQLKILADSINSEIGILCSALQKIK</text:p>
      <text:p text:style-name="P5"/>
      <text:p text:style-name="P5"/>
      <text:p text:style-name="P7">&gt; Chimpanzee (Pan troglodytes)</text:p>
      <text:p text:style-name="P7">&gt;XP_001156919.1 phenylalanine-4-hydroxylase [Pan troglodytes]</text:p>
      <text:p text:style-name="P8">MSTAVLENPGLGRKLSDFGQETSYIEDNCNQNGAISLIFSLKEEVGALAKVLRLFEENDINLTHIESRPSRLKKDEYEFFTHLDKRSLPALTNIIKILRHDIGATVHELSRDKKKDTVPWFPRTIQELDRFANQILSYGAELDADHPGFKDPVYRARRKQFADIAYNYRHGQPIPRVEYMEEEKKTWGTVFKTLKSLYKTHACYEYNHIFPLLEKYCGFHEDNIPQLEDVSQFLQTCTGFRLRPVAGLLSSRDFLGGLAFRVFHCTQYIRHGSKPMYTPEPDICHELLGHVPLFSDRSFAQFSQEIGLASLGAPDEYIEKLATIYWFTVEFGLCKQGDSIKAYGAGLLSSFGELQYCLSEKPKLLPLELEKTAIQNYTVTEFQPLYYVAESFNDAKEKVRNFAATIPRPFSVRYDPYTQRIEVLDNTQQLKILADSINSEIGILCSALQKIK</text:p>
      <text:p text:style-name="P5"/>
      <text:p text:style-name="P5"/>
      <text:p text:style-name="P5">&gt; Gorilla (Gorilla gorilla)</text:p>
      <text:p text:style-name="P5">&gt;XP_004053827.1 phenylalanine-4-hydroxylase [Gorilla gorilla gorilla]</text:p>
      <text:p text:style-name="P5">MSTAVLENPGLGRKLSDFEQETSYIEDNCNQNGAISLIFSLKEEVGALAKVLRLFEENDINLTHIESRPSRLKKDEYEFFTHLDKRSLPALTNIIKILRHDIGATVHELSRDKKKDTVPWFPRTIQELDRFANQILSYGAELDADHPGFKDPVYRARRKQFADIAYNYRHGQPIPRVEYMEEEKKTWGTVFKTLKSLYKTHACYEYNHIFPLLEKYCGFHEDNIPQLEDVSQFLQTCTGFRLRPVAGLLSSRDFLGGLAFRVFHCTQYIRHGSKPMYTPEPDICHELLGHVPLFSDRSFAQFSQEIGLASLGAPDEYIEKLATIYWFTVE<text:soft-page-break/>FGLCKQGDSIKAYGAGLLSSFGELQYCLSEKPKLLPLELEKTAIQNYTVTEFQPLYYVAESFNDAKEKVRNFAATIPRPFSVRYDPYTQRIEVLDNTQQLKILADSINSEIGILCSALQKIK</text:p>
      <text:p text:style-name="P5"/>
      <text:p text:style-name="P5"/>
      <text:p text:style-name="P5">&gt; Tufted capuchin (Sapajus apella)</text:p>
      <text:p text:style-name="P5">&gt;XP_032155339.1 phenylalanine-4-hydroxylase isoform X1 [Sapajus apella]</text:p>
      <text:p text:style-name="P5">MSTAVLENRGLGRKLSDFGQETSYIEENATQNGAISLIFSLKEEVGALAKVLRLFEENDINLTHIESRPSRLKKDEYEFFTHLDKRSLPALANIIKILRHDIGATVHELSRDKKKDTVPWFPRTIQELDRFANQILSYGAELDADHPGFKDPVYRARRKQFADIAYNYRHGQPIPRVEYTEEEKKTWGTVFKTLKSLYKTHACYEYNHIFPLLEKYCGFHEDNIPQLEDVSQFLQTCTGFRLRPVAGLLSSRDFLGGLAFRVFHCTQYIRHGSKPMYTPEPDICHELLGHVPLFSDRSFAQFSQEIGLASLGAPDEYIEKLATIYWFTVEFGLCKQGDAIKAYGAGLLSSFGELQYCLSDKPTLLPLELEKTAIQKYTVTEFQPLYYVAESFNDAKEKVRNFAATIPRPFSVHYDPYTQRIEVLDNTQQLKILADSINSEIGILCSALQKIK</text:p>
      <text:p text:style-name="P5"/>
      <text:p text:style-name="P5"/>
      <text:p text:style-name="P5">&gt; Arabian camel (Camelus dromedarius)</text:p>
      <text:p text:style-name="P5">&gt;XP_010988325.2 phenylalanine-4-hydroxylase [Camelus dromedarius]</text:p>
      <text:p text:style-name="P5">MHSLGASMSAAVLENGGFSRKFSDFGQETSYIEDNANQNGTISLIFSLKEEVGALAKVLRLFEENDINLTHIESRPSRLKKDEYEFFTYLDKHSVPALANIIKILRHDIGATVHELSRDKKKDTVPWFPRTIQELDRFANQILSYGEELDADHPGFKDPVYRARRKQFADIAYNYRHGEPIPRVEYMEEEKKTWGTVFRTLKSLYKTHACYEHNHIFPLLEKYCGFHEDNIPQLEDVSQFLQTCTGFRLRPVAGLLSSRDFLGGLAFRVFHCTQYIRHGSKPMYTPEPDICHELLGHVPLFSDRSFAQFSQEIGLASLGAPDDYVEKLATIYWFTVEFGLCKQGDSIKAYGAGLLSSFGELQYCLSGKPELLPLELEKTAVQKYTVTEFQPLYYVAESFNDAKEKVRNFAATIPRPFSVRYDPYTQRIEVLDNTQQLKILADSINSEVGILCSALQKLK</text:p>
      <text:p text:style-name="P5"/>
      <text:p text:style-name="P5"/>
      <text:p text:style-name="P5">&gt; Alpaca (Lama pacos / Vicugna pacos)</text:p>
      <text:p text:style-name="P5">&gt;XP_006205956.1 phenylalanine-4-hydroxylase [Vicugna pacos]</text:p>
      <text:p text:style-name="P5">MSAAVLENGGFSRKFSDFGQETSYIEDNTNQNGTISLIFSLKEEVGALAKVLRLFEENDINLTHIESRPSRLKKDEYEFFTYLDKRSVPALANIIKILRHDIGATVHELSRDKKKDTVPWFPRTIQELDKFANQILSYGAELDADHPGFKDPVYRARRKQFADIAYNYRHGEPIPRVEYTEEEKKTWGTVFRTLKSLYKTHACYEHNHIFPLLEKYCGFHEDNIPQLEDVSQFLQTCTGFRLRPVAGLLSSRDFLGGLAFRVFHCTQYIRHGSKPMYTPEPDICHELLGHVPLFSDRSFAQFSQEIGLASLGAPDDYVEKLATIYWFTVEFGLCKQGDSIKAYGAGLLSSFGELQYCLSGKPELLPLELEKTAVQKYTVTEFQPLYYVAESFNDAKEKVRNFAATIPRPFSVRYDPYTQRIEVLDNTQQLKILADSINSEVGILCSALQKLK</text:p>
      <text:p text:style-name="P5"/>
      <text:p text:style-name="P5">&gt; Horse (Equus ferus caballus)</text:p>
      <text:p text:style-name="P5">&gt;XP_001497778.1 phenylalanine-4-hydroxylase [Equus caballus]</text:p>
      <text:p text:style-name="P5">MSAVVLENRGFGRKFSDFGQETSYIEDNSNPNGAISLIFSLKEEVGALAKVLRLFEENDINLTHIESRPSRLKKDEYEFFTYLDKRSMPVLANIIKILRHDIGATVHELSRDKKKDTVPWFPRTIQELDRFANQILSYGAELDADHPGFKDPVYRARRKYFADIAYNYQHGQPIPRVEYTEEEKKTWGTVFRTLKSLYKTHACYEHNHIFPLLEKYCGFREDNIPQLEEVSQFLQTCTGFRLRPVAGLLSSRDFLGGLAFRVFHCTQYIRHGSKPMYTPEPDICHELLGHVPLFSDRSFAQFSQEIGLASLGAPDEYIEKLATIYWFTVEFGLCKQGDSIKAYGAGLLSSFGELQYCLSDKPKLLPLDLEKTAVQEYTITEFQPLYYVAESFNDAKEKVRNFAATIPRPFSVRYDPYTQRIEVLDNTQQLKILADSINSEVGILCSALQKIK</text:p>
      <text:p text:style-name="P5"/>
      <text:p text:style-name="P5"/>
      <text:p text:style-name="P5">&gt; Canada lynx (Lynx canadensis)</text:p>
      <text:p text:style-name="P5">&gt;XP_030179385.1 phenylalanine-4-hydroxylase [Lynx canadensis]</text:p>
      <text:p text:style-name="P5">MSAVVLENRGFGRKLSDGQETSYIEDNSNQDGAISLIFSLKEEVGALAKVLRLFEENDINLTHIESRPSRLKKDEYEFFTYLDKRSMPVLANIIKILRHDIGATVHELSRDKKKDTVPWFPRTIQELDRFANQILSYGAELDADHPGFKDPVYRARRKQFADIAYSYRHGQPIPRVEYTEEEKKTWGTVFRTLKSLYK<text:soft-page-break/>THACYEHNHIFPLLEKYCGFREDNIPQLEEVSQFLQTCTGFRLRPVAGLLSSRDFLGGLAFRVFHCTQYIRHGSKPMYTPEPDICHELLGHVPLFSDRSFAQFSQEIGLASLGAPDEYIEKLATIYWFTVEFGLCKQGDSIKAYGAGLLSSFGELQYCLSGEPKLLPLELEKTAVQEYTVTEFQPLYYVAESFNDAKEKVRNFAATIPRPFSVRYDPYTQRIEVLDNTQQLKILADSINSEVGILCNALQKIK</text:p>
      <text:p text:style-name="P5"/>
      <text:p text:style-name="P5"/>
      <text:p text:style-name="P5">&gt; Domestic cat (Felis catus)</text:p>
      <text:p text:style-name="P5">&gt;XP_019690977.1 phenylalanine-4-hydroxylase [Felis catus]</text:p>
      <text:p text:style-name="P5">MSAVVLENRGFGRKLSDGQETSYIEDNSSQDGAISLIFSLKEEVGALAKVLRLFEENAINLTHIESRPSRLKKDEYEFFTYLDKRSMPVLANIIKILRHDIGATVHELSRDKKKDTVPWFPRTIQELDRFANQILSYGAELDADHPGFKDPVYRARRKQFADIAYSYRHGQPIPRVEYTEEEKKTWGTVFRTLKSLYKTHACYEHNHIFPLLEKYCGFREDNIPQLEEVSQFLQTCTGFRLRPVAGLLSSRDFLGGLAFRVFHCTQYIRHGSKPMYTPEPDICHELLGHVPLFSDRSFAQFSQEIGLASLGAPDEYIEKLATIYWFTVEFGLCKQGDSIKAYGAGLLSSFGELQYCLSGEPKLLPLELEKTAVQEYTVTEFQPLYYVAESFNDAKEKVRNFAATIPRPFSVRYDPYTQRIEVLDNTQQLKILADSINSEVGILCSALQKIK</text:p>
      <text:p text:style-name="P2"/>
      <text:p text:style-name="P2"/>
      <text:p text:style-name="P3">Guide tree:</text:p>
      <text:p text:style-name="P3"/>
      <text:p text:style-name="P10">(1, 2)</text:p>
      <text:p text:style-name="P10">(1+2, 3, 4, 5, 6, 7, 8, 9)</text:p>
      <text:p text:style-name="P10">(3, 1+2)</text:p>
      <text:p text:style-name="P10">(1+2+3, 4, 5, 6, 7, 8, 9)</text:p>
      <text:p text:style-name="P10">(5, 6)</text:p>
      <text:p text:style-name="P10">(1+2+3, 4, 5+6, 7, 8, 9)</text:p>
      <text:p text:style-name="P10">(8, 9)</text:p>
      <text:p text:style-name="P10">(1+2+3, 4, 5+6, 7, 8+9)</text:p>
      <text:p text:style-name="P10">(4, 1+2+3)</text:p>
      <text:p text:style-name="P10">(1+2+3+4, 5+6, 7, 8+9)</text:p>
      <text:p text:style-name="P10">(7, 8+9)</text:p>
      <text:p text:style-name="P10">(1+2+3+4, 5+6, 7+8+9)</text:p>
      <text:p text:style-name="P10">(5+6, 1+2+3+4)</text:p>
      <text:p text:style-name="P10">(1+2+3+4+5+6, 7+8+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tkinson Hyperlegible" svg:font-family="'Atkinson Hyperlegible'"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0T18:01:06.275000000</meta:creation-date>
    <dc:date>2022-06-21T15:50:50.451000000</dc:date>
    <meta:editing-duration>PT48M6S</meta:editing-duration>
    <meta:editing-cycles>5</meta:editing-cycles>
    <meta:generator>LibreOffice/7.2.2.2$Windows_X86_64 LibreOffice_project/02b2acce88a210515b4a5bb2e46cbfb63fe97d56</meta:generator>
    <meta:document-statistic meta:table-count="0" meta:image-count="0" meta:object-count="0" meta:page-count="3" meta:paragraph-count="46" meta:word-count="303" meta:character-count="6388" meta:non-whitespace-character-count="6129"/>
  </office:meta>
</office:document-meta>
</file>